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8cm"/>
    </style:style>
    <style:style style:name="co2" style:family="table-column">
      <style:table-column-properties fo:break-before="auto" style:column-width="8.798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4.7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Ok/Ko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Launch the application</text:p>
          </table:table-cell>
          <table:table-cell office:value-type="string" calcext:value-type="string">
            <text:p>The window from Figure 1 appears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lick the "Start" button</text:p>
          </table:table-cell>
          <table:table-cell office:value-type="string" calcext:value-type="string">
            <text:p>The window is not modified.</text:p>
            <text:p>The message "Starting the Tetris game to </text:p>
            <text:p>Be coded..." appears in the console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ick the "Quit" button</text:p>
          </table:table-cell>
          <table:table-cell office:value-type="string" calcext:value-type="string">
            <text:p>The window closes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9:37:43.887557000</meta:creation-date>
    <meta:generator>LibreOffice/26.2.0.3$Windows_X86_64 LibreOffice_project/620$Build-3</meta:generator>
    <dc:date>2026-03-02T09:44:02.222533500</dc:date>
    <meta:editing-duration>PT6M18S</meta:editing-duration>
    <meta:editing-cycles>1</meta:editing-cycles>
    <meta:document-statistic meta:table-count="1" meta:cell-count="16" meta:object-count="0"/>
  </office:meta>
</office:document-meta>
</file>